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0E400000070D51F46DA.eps" manifest:media-type=""/>
  <manifest:file-entry manifest:full-path="Pictures/20000001000011180000042145265594.svm" manifest:media-type=""/>
  <manifest:file-entry manifest:full-path="Pictures/200000010000013E00000131AF11CB39.svm" manifest:media-type=""/>
  <manifest:file-entry manifest:full-path="Pictures/10000000000000200000002000309F1C.png" manifest:media-type="image/png"/>
  <manifest:file-entry manifest:full-path="Pictures/200000010000028B000000FABC162B4F.svm" manifest:media-type=""/>
  <manifest:file-entry manifest:full-path="Pictures/200000010000019600000129D2B3B070.svm" manifest:media-type=""/>
  <manifest:file-entry manifest:full-path="Pictures/2000000100000389000000FA8811E029.svm" manifest:media-type=""/>
  <manifest:file-entry manifest:full-path="Pictures/200000010000018E0000012976C1BA3E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\SI{20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\SI{1.2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D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D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TexMathsArgs="12§latex§\begin{equation*}&#10;i_D=&#10;\begin{cases}&#10;2 \times 10^{-3} v_D^2, &amp; v_D \ge 0\\&#10;-I_o , &amp; v_D &lt; 0&#10;\end{cases}&#10;\end{equatio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3.101cm" svg:height="1.523cm" svg:x="7.929cm" svg:y="0.66cm">
          <draw:image xlink:href="Pictures/20000002000000E400000070D51F46DA.eps" xlink:type="simple" xlink:show="embed" xlink:actuate="onLoad">
            <text:p/>
          </draw:image>
        </draw:frame>
        <draw:frame draw:style-name="gr2" draw:text-style-name="P1" draw:layer="layout" svg:width="0.78cm" svg:height="0.299cm" svg:x="7.203cm" svg:y="1.343cm">
          <draw:image xlink:href="Pictures/200000010000028B000000FABC162B4F.svm" xlink:type="simple" xlink:show="embed" xlink:actuate="onLoad">
            <text:p/>
          </draw:image>
        </draw:frame>
        <draw:frame draw:style-name="gr3" draw:text-style-name="P1" draw:layer="layout" svg:width="1.085cm" svg:height="0.299cm" svg:x="8.482cm" svg:y="0.519cm">
          <draw:image xlink:href="Pictures/2000000100000389000000FA8811E029.svm" xlink:type="simple" xlink:show="embed" xlink:actuate="onLoad">
            <text:p/>
          </draw:image>
        </draw:frame>
        <draw:frame draw:style-name="gr4" draw:text-style-name="P1" draw:layer="layout" svg:width="0.476cm" svg:height="0.355cm" svg:x="9.937cm" svg:y="0.358cm">
          <draw:image xlink:href="Pictures/200000010000018E0000012976C1BA3E.svm" xlink:type="simple" xlink:show="embed" xlink:actuate="onLoad">
            <text:p/>
          </draw:image>
        </draw:frame>
        <draw:frame draw:style-name="gr5" draw:text-style-name="P1" draw:layer="layout" svg:width="0.486cm" svg:height="0.355cm" svg:x="9.871cm" svg:y="1.394cm">
          <draw:image xlink:href="Pictures/200000010000019600000129D2B3B070.svm" xlink:type="simple" xlink:show="embed" xlink:actuate="onLoad">
            <text:p/>
          </draw:image>
        </draw:frame>
        <draw:frame draw:style-name="gr6" draw:text-style-name="P1" draw:layer="layout" svg:width="0.38cm" svg:height="0.365cm" svg:x="11.099cm" svg:y="1.318cm">
          <draw:image xlink:href="Pictures/200000010000013E00000131AF11CB39.svm" xlink:type="simple" xlink:show="embed" xlink:actuate="onLoad">
            <text:p/>
          </draw:image>
        </draw:frame>
        <draw:frame draw:style-name="gr7" draw:layer="layout" svg:width="0.748cm" svg:height="0.725cm" svg:x="10.895cm" svg:y="0.679cm">
          <draw:text-box>
            <text:p>+</text:p>
          </draw:text-box>
        </draw:frame>
        <draw:frame draw:style-name="gr7" draw:layer="layout" svg:width="0.642cm" svg:height="0.725cm" svg:x="10.934cm" svg:y="1.482cm">
          <draw:text-box>
            <text:p>-</text:p>
          </draw:text-box>
        </draw:frame>
        <draw:frame draw:style-name="gr8" draw:text-style-name="P1" draw:layer="layout" svg:width="5.25cm" svg:height="1.267cm" svg:x="0.423cm" svg:y="0.544cm">
          <draw:image xlink:href="Pictures/2000000100001118000004214526559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2.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5-01T17:39:33</meta:creation-date>
    <meta:editing-duration>PT12M25S</meta:editing-duration>
    <meta:editing-cycles>5</meta:editing-cycles>
    <meta:generator>LibreOffice/3.3$Linux LibreOffice_project/330m19$Build-401</meta:generator>
    <dc:title>kkkFigures</dc:title>
    <meta:initial-creator>kkk </meta:initial-creator>
    <dc:date>2014-05-01T17:51:55</dc:date>
    <dc:creator>kkk </dc:creator>
    <meta:document-statistic meta:object-count="9"/>
    <meta:template xlink:type="simple" xlink:actuate="onRequest" xlink:title="kkkFigures" xlink:href="../../../../.libreoffice/3/user/template/kkkFigures.otg" meta:date="2014-05-01T17:39:31"/>
  </office:meta>
</office:document-meta>
</file>